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otted" draw:textarea-horizontal-align="center" draw:textarea-vertical-align="middle"/>
    </style:style>
    <style:style style:name="gr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marker-start="Pontas_20_das_20_setas_20_1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marker-start="" draw:marker-end="Symmetric_20_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7pt"/>
    </style:style>
    <style:style style:name="P5" style:family="paragraph">
      <style:paragraph-properties fo:margin-left="0cm" fo:margin-right="0cm" fo:text-align="center" fo:text-indent="0cm"/>
      <style:text-properties fo:font-size="7pt"/>
    </style:style>
    <style:style style:name="T1" style:family="text">
      <style:text-properties fo:font-size="7pt"/>
    </style:style>
    <style:style style:name="T2" style:family="text">
      <style:text-properties fo:font-size="7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5cm" svg:height="6.5cm" svg:x="5.5cm" svg:y="12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12.247cm" svg:x2="14.5cm" svg:y2="12.247cm">
          <text:p text:style-name="P2"/>
        </draw:line>
        <draw:line draw:style-name="gr3" draw:text-style-name="P1" draw:layer="layout" svg:x1="6cm" svg:y1="13cm" svg:x2="14.5cm" svg:y2="12.247cm">
          <text:p text:style-name="P2"/>
        </draw:line>
        <draw:line draw:style-name="gr4" draw:text-style-name="P1" draw:layer="layout" svg:x1="9.228cm" svg:y1="12.118cm" svg:x2="9.38cm" svg:y2="12.247cm">
          <text:p text:style-name="P2"/>
        </draw:line>
        <draw:line draw:style-name="gr4" draw:text-style-name="P1" draw:layer="layout" svg:x1="9.228cm" svg:y1="12.363cm" svg:x2="9.38cm" svg:y2="12.22cm">
          <text:p text:style-name="P2"/>
        </draw:line>
        <draw:line draw:style-name="gr4" draw:text-style-name="P1" draw:layer="layout" svg:x1="9.717cm" svg:y1="12.555cm" svg:x2="9.618cm" svg:y2="12.709cm">
          <text:p text:style-name="P2"/>
        </draw:line>
        <draw:line draw:style-name="gr4" draw:text-style-name="P1" draw:layer="layout" svg:x1="9.717cm" svg:y1="12.793cm" svg:x2="9.618cm" svg:y2="12.678cm">
          <text:p text:style-name="P2"/>
        </draw:line>
        <draw:line draw:style-name="gr2" draw:text-style-name="P1" draw:layer="layout" svg:x1="6cm" svg:y1="13.023cm" svg:x2="14.5cm" svg:y2="13.023cm">
          <text:p text:style-name="P2"/>
        </draw:line>
        <draw:line draw:style-name="gr3" draw:text-style-name="P1" draw:layer="layout" svg:x1="6cm" svg:y1="13.776cm" svg:x2="14.5cm" svg:y2="13.023cm">
          <text:p text:style-name="P2"/>
        </draw:line>
        <draw:line draw:style-name="gr4" draw:text-style-name="P1" draw:layer="layout" svg:x1="9.228cm" svg:y1="12.894cm" svg:x2="9.38cm" svg:y2="13.023cm">
          <text:p text:style-name="P2"/>
        </draw:line>
        <draw:line draw:style-name="gr4" draw:text-style-name="P1" draw:layer="layout" svg:x1="9.228cm" svg:y1="13.139cm" svg:x2="9.38cm" svg:y2="12.996cm">
          <text:p text:style-name="P2"/>
        </draw:line>
        <draw:line draw:style-name="gr4" draw:text-style-name="P1" draw:layer="layout" svg:x1="9.717cm" svg:y1="13.331cm" svg:x2="9.618cm" svg:y2="13.485cm">
          <text:p text:style-name="P2"/>
        </draw:line>
        <draw:line draw:style-name="gr4" draw:text-style-name="P1" draw:layer="layout" svg:x1="9.717cm" svg:y1="13.569cm" svg:x2="9.618cm" svg:y2="13.454cm">
          <text:p text:style-name="P2"/>
        </draw:line>
        <draw:line draw:style-name="gr2" draw:text-style-name="P1" draw:layer="layout" svg:x1="6cm" svg:y1="13.799cm" svg:x2="14.5cm" svg:y2="13.799cm">
          <text:p text:style-name="P2"/>
        </draw:line>
        <draw:line draw:style-name="gr3" draw:text-style-name="P1" draw:layer="layout" svg:x1="6cm" svg:y1="14.552cm" svg:x2="14.5cm" svg:y2="13.799cm">
          <text:p text:style-name="P2"/>
        </draw:line>
        <draw:line draw:style-name="gr4" draw:text-style-name="P1" draw:layer="layout" svg:x1="9.228cm" svg:y1="13.67cm" svg:x2="9.38cm" svg:y2="13.799cm">
          <text:p text:style-name="P2"/>
        </draw:line>
        <draw:line draw:style-name="gr4" draw:text-style-name="P1" draw:layer="layout" svg:x1="9.228cm" svg:y1="13.915cm" svg:x2="9.38cm" svg:y2="13.772cm">
          <text:p text:style-name="P2"/>
        </draw:line>
        <draw:line draw:style-name="gr4" draw:text-style-name="P1" draw:layer="layout" svg:x1="9.717cm" svg:y1="14.107cm" svg:x2="9.618cm" svg:y2="14.261cm">
          <text:p text:style-name="P2"/>
        </draw:line>
        <draw:line draw:style-name="gr4" draw:text-style-name="P1" draw:layer="layout" svg:x1="9.717cm" svg:y1="14.345cm" svg:x2="9.618cm" svg:y2="14.23cm">
          <text:p text:style-name="P2"/>
        </draw:line>
        <draw:line draw:style-name="gr2" draw:text-style-name="P1" draw:layer="layout" svg:x1="6cm" svg:y1="13.799cm" svg:x2="14.5cm" svg:y2="13.799cm">
          <text:p text:style-name="P2"/>
        </draw:line>
        <draw:line draw:style-name="gr3" draw:text-style-name="P1" draw:layer="layout" svg:x1="6cm" svg:y1="14.552cm" svg:x2="14.5cm" svg:y2="13.799cm">
          <text:p text:style-name="P2"/>
        </draw:line>
        <draw:line draw:style-name="gr4" draw:text-style-name="P1" draw:layer="layout" svg:x1="9.228cm" svg:y1="13.915cm" svg:x2="9.38cm" svg:y2="13.772cm">
          <text:p text:style-name="P2"/>
        </draw:line>
        <draw:line draw:style-name="gr4" draw:text-style-name="P1" draw:layer="layout" svg:x1="9.717cm" svg:y1="14.107cm" svg:x2="9.618cm" svg:y2="14.261cm">
          <text:p text:style-name="P2"/>
        </draw:line>
        <draw:line draw:style-name="gr4" draw:text-style-name="P1" draw:layer="layout" svg:x1="9.717cm" svg:y1="14.345cm" svg:x2="9.618cm" svg:y2="14.23cm">
          <text:p text:style-name="P2"/>
        </draw:line>
        <draw:line draw:style-name="gr4" draw:text-style-name="P1" draw:layer="layout" svg:x1="9.228cm" svg:y1="18.118cm" svg:x2="9.38cm" svg:y2="18.247cm">
          <text:p text:style-name="P2"/>
        </draw:line>
        <draw:line draw:style-name="gr2" draw:text-style-name="P1" draw:layer="layout" svg:x1="6cm" svg:y1="18.247cm" svg:x2="14.5cm" svg:y2="18.247cm">
          <text:p text:style-name="P2"/>
        </draw:line>
        <draw:line draw:style-name="gr3" draw:text-style-name="P1" draw:layer="layout" svg:x1="6cm" svg:y1="19cm" svg:x2="14.5cm" svg:y2="18.247cm">
          <text:p text:style-name="P2"/>
        </draw:line>
        <draw:line draw:style-name="gr4" draw:text-style-name="P1" draw:layer="layout" svg:x1="9.228cm" svg:y1="18.363cm" svg:x2="9.38cm" svg:y2="18.22cm">
          <text:p text:style-name="P2"/>
        </draw:line>
        <draw:line draw:style-name="gr4" draw:text-style-name="P1" draw:layer="layout" svg:x1="9.717cm" svg:y1="18.555cm" svg:x2="9.618cm" svg:y2="18.709cm">
          <text:p text:style-name="P2"/>
        </draw:line>
        <draw:line draw:style-name="gr4" draw:text-style-name="P1" draw:layer="layout" svg:x1="9.717cm" svg:y1="18.793cm" svg:x2="9.618cm" svg:y2="18.678cm">
          <text:p text:style-name="P2"/>
        </draw:line>
        <draw:line draw:style-name="gr4" draw:text-style-name="P1" draw:layer="layout" svg:x1="9.228cm" svg:y1="18.894cm" svg:x2="9.38cm" svg:y2="19.023cm">
          <text:p text:style-name="P2"/>
        </draw:line>
        <draw:line draw:style-name="gr2" draw:text-style-name="P1" draw:layer="layout" svg:x1="6cm" svg:y1="19.023cm" svg:x2="14.5cm" svg:y2="19.023cm">
          <text:p text:style-name="P2"/>
        </draw:line>
        <draw:line draw:style-name="gr3" draw:text-style-name="P1" draw:layer="layout" svg:x1="6cm" svg:y1="19.776cm" svg:x2="14.5cm" svg:y2="19.023cm">
          <text:p text:style-name="P2"/>
        </draw:line>
        <draw:line draw:style-name="gr4" draw:text-style-name="P1" draw:layer="layout" svg:x1="9.228cm" svg:y1="19.139cm" svg:x2="9.38cm" svg:y2="18.996cm">
          <text:p text:style-name="P2"/>
        </draw:line>
        <draw:line draw:style-name="gr4" draw:text-style-name="P1" draw:layer="layout" svg:x1="9.717cm" svg:y1="19.331cm" svg:x2="9.618cm" svg:y2="19.485cm">
          <text:p text:style-name="P2"/>
        </draw:line>
        <draw:line draw:style-name="gr4" draw:text-style-name="P1" draw:layer="layout" svg:x1="9.717cm" svg:y1="19.569cm" svg:x2="9.618cm" svg:y2="19.454cm">
          <text:p text:style-name="P2"/>
        </draw:line>
        <draw:line draw:style-name="gr4" draw:text-style-name="P1" draw:layer="layout" svg:x1="9.228cm" svg:y1="19.653cm" svg:x2="9.38cm" svg:y2="19.782cm">
          <text:p text:style-name="P2"/>
        </draw:line>
        <draw:line draw:style-name="gr2" draw:text-style-name="P1" draw:layer="layout" svg:x1="6cm" svg:y1="19.782cm" svg:x2="14.5cm" svg:y2="19.782cm">
          <text:p text:style-name="P2"/>
        </draw:line>
        <draw:line draw:style-name="gr4" draw:text-style-name="P1" draw:layer="layout" svg:x1="9.228cm" svg:y1="19.898cm" svg:x2="9.38cm" svg:y2="19.755cm">
          <text:p text:style-name="P2"/>
        </draw:line>
        <draw:line draw:style-name="gr3" draw:text-style-name="P1" draw:layer="layout" svg:x1="6cm" svg:y1="10.718cm" svg:x2="14.5cm" svg:y2="19.776cm">
          <text:p text:style-name="P2"/>
        </draw:line>
        <draw:frame draw:style-name="gr5" draw:text-style-name="P4" draw:layer="layout" svg:width="1.603cm" svg:height="1.076cm" svg:x="7cm" svg:y="9cm">
          <draw:text-box>
            <text:p text:style-name="P2"><text:span text:style-name="T1">Varredura</text:span></text:p>
            <text:p text:style-name="P3"><text:span text:style-name="T1">Horizontal</text:span></text:p>
            <text:p text:style-name="P3"><text:span text:style-name="T1">(</text:span><text:span text:style-name="T2">raster</text:span><text:span text:style-name="T1">)</text:span></text:p>
          </draw:text-box>
        </draw:frame>
        <draw:frame draw:style-name="gr6" draw:text-style-name="P5" draw:layer="layout" svg:width="1.603cm" svg:height="1.076cm" svg:x="10.897cm" svg:y="9cm">
          <draw:text-box>
            <text:p text:style-name="P3"><text:span text:style-name="T1">Retraço</text:span></text:p>
            <text:p text:style-name="P3"><text:span text:style-name="T1">Horizontal</text:span></text:p>
            <text:p text:style-name="P3"><text:span text:style-name="T1">(HSYNC)</text:span></text:p>
          </draw:text-box>
        </draw:frame>
        <draw:frame draw:style-name="gr5" draw:text-style-name="P5" draw:layer="layout" svg:width="1.514cm" svg:height="1.076cm" svg:x="10.5cm" svg:y="16.035cm">
          <draw:text-box>
            <text:p text:style-name="P3"><text:span text:style-name="T1">Retraço</text:span></text:p>
            <text:p text:style-name="P3"><text:span text:style-name="T1">Vertical</text:span></text:p>
            <text:p text:style-name="P3"><text:span text:style-name="T1">(VSYNC)</text:span></text:p>
          </draw:text-box>
        </draw:frame>
        <draw:line draw:style-name="gr2" draw:text-style-name="P1" draw:layer="layout" svg:x1="6cm" svg:y1="10.718cm" svg:x2="14.5cm" svg:y2="10.718cm">
          <text:p text:style-name="P2"/>
        </draw:line>
        <draw:line draw:style-name="gr3" draw:text-style-name="P1" draw:layer="layout" svg:x1="6cm" svg:y1="11.494cm" svg:x2="14.5cm" svg:y2="10.718cm">
          <text:p text:style-name="P2"/>
        </draw:line>
        <draw:line draw:style-name="gr4" draw:text-style-name="P1" draw:layer="layout" svg:x1="9.228cm" svg:y1="10.589cm" svg:x2="9.38cm" svg:y2="10.718cm">
          <text:p text:style-name="P2"/>
        </draw:line>
        <draw:line draw:style-name="gr4" draw:text-style-name="P1" draw:layer="layout" svg:x1="9.228cm" svg:y1="10.834cm" svg:x2="9.38cm" svg:y2="10.691cm">
          <text:p text:style-name="P2"/>
        </draw:line>
        <draw:line draw:style-name="gr4" draw:text-style-name="P1" draw:layer="layout" svg:x1="9.717cm" svg:y1="11.026cm" svg:x2="9.618cm" svg:y2="11.18cm">
          <text:p text:style-name="P2"/>
        </draw:line>
        <draw:line draw:style-name="gr4" draw:text-style-name="P1" draw:layer="layout" svg:x1="9.717cm" svg:y1="11.264cm" svg:x2="9.618cm" svg:y2="11.149cm">
          <text:p text:style-name="P2"/>
        </draw:line>
        <draw:line draw:style-name="gr2" draw:text-style-name="P1" draw:layer="layout" svg:x1="6cm" svg:y1="11.494cm" svg:x2="14.5cm" svg:y2="11.494cm">
          <text:p text:style-name="P2"/>
        </draw:line>
        <draw:line draw:style-name="gr3" draw:text-style-name="P1" draw:layer="layout" svg:x1="6cm" svg:y1="12.247cm" svg:x2="14.5cm" svg:y2="11.494cm">
          <text:p text:style-name="P2"/>
        </draw:line>
        <draw:line draw:style-name="gr4" draw:text-style-name="P1" draw:layer="layout" svg:x1="9.228cm" svg:y1="11.365cm" svg:x2="9.38cm" svg:y2="11.494cm">
          <text:p text:style-name="P2"/>
        </draw:line>
        <draw:line draw:style-name="gr4" draw:text-style-name="P1" draw:layer="layout" svg:x1="9.228cm" svg:y1="11.61cm" svg:x2="9.38cm" svg:y2="11.467cm">
          <text:p text:style-name="P2"/>
        </draw:line>
        <draw:line draw:style-name="gr4" draw:text-style-name="P1" draw:layer="layout" svg:x1="9.228cm" svg:y1="14.447cm" svg:x2="9.38cm" svg:y2="14.576cm">
          <text:p text:style-name="P2"/>
        </draw:line>
        <draw:line draw:style-name="gr2" draw:text-style-name="P1" draw:layer="layout" svg:x1="6cm" svg:y1="14.576cm" svg:x2="14.5cm" svg:y2="14.576cm">
          <text:p text:style-name="P2"/>
        </draw:line>
        <draw:line draw:style-name="gr4" draw:text-style-name="P1" draw:layer="layout" svg:x1="9.228cm" svg:y1="14.692cm" svg:x2="9.38cm" svg:y2="14.549cm">
          <text:p text:style-name="P2"/>
        </draw:line>
        <draw:line draw:style-name="gr4" draw:text-style-name="P1" draw:layer="layout" svg:x1="10.788cm" svg:y1="15.755cm" svg:x2="10.722cm" svg:y2="15.974cm">
          <text:p text:style-name="P2"/>
        </draw:line>
        <draw:line draw:style-name="gr4" draw:text-style-name="P1" draw:layer="layout" svg:x1="10.755cm" svg:y1="15.779cm" svg:x2="10.977cm" svg:y2="15.789cm">
          <text:p text:style-name="P2"/>
        </draw:line>
        <draw:custom-shape draw:style-name="gr7" draw:text-style-name="P1" draw:layer="layout" svg:width="0.5cm" svg:height="1.5cm" svg:x="4.5cm" svg:y="10.5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5cm" svg:height="1.5cm" svg:x="4.5cm" svg:y="18.5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5cm" svg:height="5.5cm" svg:x="4.5cm" svg:y="12.5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1.658cm" svg:height="1.076cm" svg:x="2.656cm" svg:y="10.725cm">
          <draw:text-box>
            <text:p text:style-name="P2"><text:span text:style-name="T1">Área vazia</text:span></text:p>
            <text:p text:style-name="P3"><text:span text:style-name="T1">superior</text:span></text:p>
            <text:p text:style-name="P2"><text:span text:style-name="T1">(VBLANK)</text:span></text:p>
          </draw:text-box>
        </draw:frame>
        <draw:frame draw:style-name="gr5" draw:text-style-name="P4" draw:layer="layout" svg:width="1.383cm" svg:height="0.526cm" svg:x="2.828cm" svg:y="15cm">
          <draw:text-box>
            <text:p text:style-name="P2"><text:span text:style-name="T1">Imagem</text:span></text:p>
          </draw:text-box>
        </draw:frame>
        <draw:frame draw:style-name="gr5" draw:text-style-name="P4" draw:layer="layout" svg:width="2.047cm" svg:height="1.076cm" svg:x="2.5cm" svg:y="18.764cm">
          <draw:text-box>
            <text:p text:style-name="P3"><text:span text:style-name="T1">Área vazia</text:span></text:p>
            <text:p text:style-name="P3"><text:span text:style-name="T1">inferior</text:span></text:p>
            <text:p text:style-name="P2"><text:span text:style-name="T1">(OVERSCAN)</text:span></text:p>
          </draw:text-box>
        </draw:frame>
        <draw:line draw:style-name="gr8" draw:text-style-name="P1" draw:layer="layout" svg:x1="7.752cm" svg:y1="10.076cm" svg:x2="7.752cm" svg:y2="10.718cm">
          <text:p text:style-name="P2"/>
        </draw:line>
        <draw:line draw:style-name="gr8" draw:text-style-name="P1" draw:layer="layout" svg:x1="11.721cm" svg:y1="10.076cm" svg:x2="11.5cm" svg:y2="1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Pontas_20_das_20_setas_20_1" draw:display-name="Pontas das setas 1" svg:viewBox="0 0 1131 902" svg:d="m564 0-564 902h1131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6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andre</meta:initial-creator>
    <meta:creation-date>2006-09-21T20:42:11</meta:creation-date>
    <dc:creator>andre</dc:creator>
    <dc:date>2006-11-12T10:26:46</dc:date>
    <dc:language>pt-BR</dc:language>
    <meta:editing-cycles>4</meta:editing-cycles>
    <meta:editing-duration>PT15M45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